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a de matrices" table:style-name="ta1">
        <table:shapes>
          <draw:frame draw:z-index="0" draw:style-name="gr1" draw:text-style-name="P1" svg:width="159.97mm" svg:height="90.04mm" svg:x="249.18mm" svg:y="28.16mm">
            <loext:p draw:notify-on-update-of-ranges="'Suma de matrices'.B8:'Suma de matrices'.B57 'Suma de matrices'.C7:'Suma de matrices'.C7 'Suma de matrices'.C8:'Suma de matrices'.C57 'Suma de matrices'.B8:'Suma de matrices'.B57 'Suma de matrices'.H7:'Suma de matrices'.H7 'Suma de matrices'.H8:'Suma de matrices'.H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249.45mm" svg:y="131.48mm">
            <loext:p draw:notify-on-update-of-ranges="'Suma de matrices'.B8:'Suma de matrices'.B57 'Suma de matrices'.D7:'Suma de matrices'.D7 'Suma de matrices'.D8:'Suma de matrices'.D57 'Suma de matrices'.B8:'Suma de matrices'.B57 'Suma de matrices'.I7:'Suma de matrices'.I7 'Suma de matrices'.I8:'Suma de matrices'.I57 'Suma de matrices'.B8:'Suma de matrices'.B57 'Suma de matrices'.J7:'Suma de matrices'.J7 'Suma de matrices'.J8:'Suma de matrices'.J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1" table:number-rows-spanned="3">
            <text:p>Algoritmo de suma de matrices</text:p>
          </table:table-cell>
          <table:covered-table-cell table:number-columns-repeated="2" table:style-name="Default"/>
          <table:covered-table-cell/>
          <table:covered-table-cell table:number-columns-repeated="5" table:style-name="Default"/>
          <table:covered-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/>
          <table:covered-table-cell table:number-columns-repeated="5" table:style-name="Default"/>
          <table:covered-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/>
          <table:covered-table-cell table:number-columns-repeated="5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atriz de N*N</text:p>
          </table:table-cell>
          <table:covered-table-cell table:number-columns-repeated="2" table:style-name="Default"/>
          <table:table-cell/>
          <table:table-cell table:style-name="ce5" office:value-type="string" calcext:value-type="string" table:number-columns-spanned="5" table:number-rows-spanned="1">
            <text:p>Matriz de N*M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iempo (N*N)</text:p>
          </table:table-cell>
          <table:table-cell table:style-name="ce3" office:value-type="string" calcext:value-type="string">
            <text:p>t(N)</text:p>
          </table:table-cell>
          <table:table-cell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iempo (N*M)</text:p>
          </table:table-cell>
          <table:table-cell table:style-name="ce6" office:value-type="string" calcext:value-type="string">
            <text:p>t(N) max</text:p>
          </table:table-cell>
          <table:table-cell table:style-name="ce6" office:value-type="string" calcext:value-type="string">
            <text:p>t(N) n*m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0013" calcext:value-type="float">
            <text:p>0,0000013</text:p>
          </table:table-cell>
          <table:table-cell table:formula="of:=POWER([.B8];2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8]*2"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table:formula="of:=POWER([.G8];2)" office:value-type="float" office:value="16" calcext:value-type="float">
            <text:p>16</text:p>
          </table:table-cell>
          <table:table-cell table:formula="of:=[.F8]*[.G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009" calcext:value-type="float">
            <text:p>0,0000009</text:p>
          </table:table-cell>
          <table:table-cell table:formula="of:=POWER([.B9];2)"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9]*2" office:value-type="float" office:value="8" calcext:value-type="float">
            <text:p>8</text:p>
          </table:table-cell>
          <table:table-cell office:value-type="float" office:value="0.0000001" calcext:value-type="float">
            <text:p>0,0000001</text:p>
          </table:table-cell>
          <table:table-cell table:formula="of:=POWER([.G9];2)" office:value-type="float" office:value="64" calcext:value-type="float">
            <text:p>64</text:p>
          </table:table-cell>
          <table:table-cell table:formula="of:=[.F9]*[.G9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14" calcext:value-type="float">
            <text:p>0,0000014</text:p>
          </table:table-cell>
          <table:table-cell table:formula="of:=POWER([.B10];2)"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10]*2" office:value-type="float" office:value="12" calcext:value-type="float">
            <text:p>12</text:p>
          </table:table-cell>
          <table:table-cell office:value-type="float" office:value="0.0000013" calcext:value-type="float">
            <text:p>0,0000013</text:p>
          </table:table-cell>
          <table:table-cell table:formula="of:=POWER([.G10];2)" office:value-type="float" office:value="144" calcext:value-type="float">
            <text:p>144</text:p>
          </table:table-cell>
          <table:table-cell table:formula="of:=[.F10]*[.G10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016" calcext:value-type="float">
            <text:p>0,0000016</text:p>
          </table:table-cell>
          <table:table-cell table:formula="of:=POWER([.B11];2)" office:value-type="float" office:value="64" calcext:value-type="float">
            <text:p>6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1]*2" office:value-type="float" office:value="16" calcext:value-type="float">
            <text:p>16</text:p>
          </table:table-cell>
          <table:table-cell office:value-type="float" office:value="0.0000035" calcext:value-type="float">
            <text:p>0,0000035</text:p>
          </table:table-cell>
          <table:table-cell table:formula="of:=POWER([.G11];2)" office:value-type="float" office:value="256" calcext:value-type="float">
            <text:p>256</text:p>
          </table:table-cell>
          <table:table-cell table:formula="of:=[.F11]*[.G11]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021" calcext:value-type="float">
            <text:p>0,0000021</text:p>
          </table:table-cell>
          <table:table-cell table:formula="of:=POWER([.B12];2)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2]*2" office:value-type="float" office:value="20" calcext:value-type="float">
            <text:p>20</text:p>
          </table:table-cell>
          <table:table-cell office:value-type="float" office:value="0.0000043" calcext:value-type="float">
            <text:p>0,0000043</text:p>
          </table:table-cell>
          <table:table-cell table:formula="of:=POWER([.G12];2)" office:value-type="float" office:value="400" calcext:value-type="float">
            <text:p>400</text:p>
          </table:table-cell>
          <table:table-cell table:formula="of:=[.F12]*[.G12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00032" calcext:value-type="float">
            <text:p>0,0000032</text:p>
          </table:table-cell>
          <table:table-cell table:formula="of:=POWER([.B13];2)" office:value-type="float" office:value="144" calcext:value-type="float">
            <text:p>14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13]*2" office:value-type="float" office:value="24" calcext:value-type="float">
            <text:p>24</text:p>
          </table:table-cell>
          <table:table-cell office:value-type="float" office:value="0.0000044" calcext:value-type="float">
            <text:p>0,0000044</text:p>
          </table:table-cell>
          <table:table-cell table:formula="of:=POWER([.G13];2)" office:value-type="float" office:value="576" calcext:value-type="float">
            <text:p>576</text:p>
          </table:table-cell>
          <table:table-cell table:formula="of:=[.F13]*[.G13]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00042" calcext:value-type="float">
            <text:p>0,0000042</text:p>
          </table:table-cell>
          <table:table-cell table:formula="of:=POWER([.B14];2)" office:value-type="float" office:value="196" calcext:value-type="float">
            <text:p>19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14]*2" office:value-type="float" office:value="28" calcext:value-type="float">
            <text:p>28</text:p>
          </table:table-cell>
          <table:table-cell office:value-type="float" office:value="0.0000053" calcext:value-type="float">
            <text:p>0,0000053</text:p>
          </table:table-cell>
          <table:table-cell table:formula="of:=POWER([.G14];2)" office:value-type="float" office:value="784" calcext:value-type="float">
            <text:p>784</text:p>
          </table:table-cell>
          <table:table-cell table:formula="of:=[.F14]*[.G14]"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0042" calcext:value-type="float">
            <text:p>0,0000042</text:p>
          </table:table-cell>
          <table:table-cell table:formula="of:=POWER([.B15];2)" office:value-type="float" office:value="256" calcext:value-type="float">
            <text:p>2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15]*2" office:value-type="float" office:value="32" calcext:value-type="float">
            <text:p>32</text:p>
          </table:table-cell>
          <table:table-cell office:value-type="float" office:value="0.0000066" calcext:value-type="float">
            <text:p>0,0000066</text:p>
          </table:table-cell>
          <table:table-cell table:formula="of:=POWER([.G15];2)" office:value-type="float" office:value="1024" calcext:value-type="float">
            <text:p>1024</text:p>
          </table:table-cell>
          <table:table-cell table:formula="of:=[.F15]*[.G15]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00046" calcext:value-type="float">
            <text:p>0,0000046</text:p>
          </table:table-cell>
          <table:table-cell table:formula="of:=POWER([.B16];2)" office:value-type="float" office:value="324" calcext:value-type="float">
            <text:p>32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16]*2" office:value-type="float" office:value="36" calcext:value-type="float">
            <text:p>36</text:p>
          </table:table-cell>
          <table:table-cell office:value-type="float" office:value="0.0000087" calcext:value-type="float">
            <text:p>0,0000087</text:p>
          </table:table-cell>
          <table:table-cell table:formula="of:=POWER([.G16];2)" office:value-type="float" office:value="1296" calcext:value-type="float">
            <text:p>1296</text:p>
          </table:table-cell>
          <table:table-cell table:formula="of:=[.F16]*[.G16]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0051" calcext:value-type="float">
            <text:p>0,0000051</text:p>
          </table:table-cell>
          <table:table-cell table:formula="of:=POWER([.B17];2)" office:value-type="float" office:value="400" calcext:value-type="float">
            <text:p>4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17]*2" office:value-type="float" office:value="40" calcext:value-type="float">
            <text:p>40</text:p>
          </table:table-cell>
          <table:table-cell office:value-type="float" office:value="0.00001" calcext:value-type="float">
            <text:p>0,00001</text:p>
          </table:table-cell>
          <table:table-cell table:formula="of:=POWER([.G17];2)" office:value-type="float" office:value="1600" calcext:value-type="float">
            <text:p>1600</text:p>
          </table:table-cell>
          <table:table-cell table:formula="of:=[.F17]*[.G17]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000063" calcext:value-type="float">
            <text:p>0,0000063</text:p>
          </table:table-cell>
          <table:table-cell table:formula="of:=POWER([.B18];2)" office:value-type="float" office:value="484" calcext:value-type="float">
            <text:p>48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F18]*2" office:value-type="float" office:value="44" calcext:value-type="float">
            <text:p>44</text:p>
          </table:table-cell>
          <table:table-cell office:value-type="float" office:value="0.0000133" calcext:value-type="float">
            <text:p>0,0000133</text:p>
          </table:table-cell>
          <table:table-cell table:formula="of:=POWER([.G18];2)" office:value-type="float" office:value="1936" calcext:value-type="float">
            <text:p>1936</text:p>
          </table:table-cell>
          <table:table-cell table:formula="of:=[.F18]*[.G18]" office:value-type="float" office:value="968" calcext:value-type="float">
            <text:p>9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000074" calcext:value-type="float">
            <text:p>0,0000074</text:p>
          </table:table-cell>
          <table:table-cell table:formula="of:=POWER([.B19];2)" office:value-type="float" office:value="576" calcext:value-type="float">
            <text:p>57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F19]*2" office:value-type="float" office:value="48" calcext:value-type="float">
            <text:p>48</text:p>
          </table:table-cell>
          <table:table-cell office:value-type="float" office:value="0.0000155" calcext:value-type="float">
            <text:p>0,0000155</text:p>
          </table:table-cell>
          <table:table-cell table:formula="of:=POWER([.G19];2)" office:value-type="float" office:value="2304" calcext:value-type="float">
            <text:p>2304</text:p>
          </table:table-cell>
          <table:table-cell table:formula="of:=[.F19]*[.G19]"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000087" calcext:value-type="float">
            <text:p>0,0000087</text:p>
          </table:table-cell>
          <table:table-cell table:formula="of:=POWER([.B20];2)" office:value-type="float" office:value="676" calcext:value-type="float">
            <text:p>67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F20]*2" office:value-type="float" office:value="52" calcext:value-type="float">
            <text:p>52</text:p>
          </table:table-cell>
          <table:table-cell office:value-type="float" office:value="0.0000182" calcext:value-type="float">
            <text:p>0,0000182</text:p>
          </table:table-cell>
          <table:table-cell table:formula="of:=POWER([.G20];2)" office:value-type="float" office:value="2704" calcext:value-type="float">
            <text:p>2704</text:p>
          </table:table-cell>
          <table:table-cell table:formula="of:=[.F20]*[.G20]" office:value-type="float" office:value="1352" calcext:value-type="float">
            <text:p>13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000095" calcext:value-type="float">
            <text:p>0,0000095</text:p>
          </table:table-cell>
          <table:table-cell table:formula="of:=POWER([.B21];2)" office:value-type="float" office:value="784" calcext:value-type="float">
            <text:p>78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F21]*2" office:value-type="float" office:value="56" calcext:value-type="float">
            <text:p>56</text:p>
          </table:table-cell>
          <table:table-cell office:value-type="float" office:value="0.0000221" calcext:value-type="float">
            <text:p>0,0000221</text:p>
          </table:table-cell>
          <table:table-cell table:formula="of:=POWER([.G21];2)" office:value-type="float" office:value="3136" calcext:value-type="float">
            <text:p>3136</text:p>
          </table:table-cell>
          <table:table-cell table:formula="of:=[.F21]*[.G21]" office:value-type="float" office:value="1568" calcext:value-type="float">
            <text:p>15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0108" calcext:value-type="float">
            <text:p>0,0000108</text:p>
          </table:table-cell>
          <table:table-cell table:formula="of:=POWER([.B22];2)" office:value-type="float" office:value="900" calcext:value-type="float">
            <text:p>9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F22]*2" office:value-type="float" office:value="60" calcext:value-type="float">
            <text:p>60</text:p>
          </table:table-cell>
          <table:table-cell office:value-type="float" office:value="0.0000247" calcext:value-type="float">
            <text:p>0,0000247</text:p>
          </table:table-cell>
          <table:table-cell table:formula="of:=POWER([.G22];2)" office:value-type="float" office:value="3600" calcext:value-type="float">
            <text:p>3600</text:p>
          </table:table-cell>
          <table:table-cell table:formula="of:=[.F22]*[.G22]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00121" calcext:value-type="float">
            <text:p>0,0000121</text:p>
          </table:table-cell>
          <table:table-cell table:formula="of:=POWER([.B23];2)" office:value-type="float" office:value="1024" calcext:value-type="float">
            <text:p>102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F23]*2" office:value-type="float" office:value="64" calcext:value-type="float">
            <text:p>64</text:p>
          </table:table-cell>
          <table:table-cell office:value-type="float" office:value="0.0000286" calcext:value-type="float">
            <text:p>0,0000286</text:p>
          </table:table-cell>
          <table:table-cell table:formula="of:=POWER([.G23];2)" office:value-type="float" office:value="4096" calcext:value-type="float">
            <text:p>4096</text:p>
          </table:table-cell>
          <table:table-cell table:formula="of:=[.F23]*[.G23]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0000141" calcext:value-type="float">
            <text:p>0,0000141</text:p>
          </table:table-cell>
          <table:table-cell table:formula="of:=POWER([.B24];2)" office:value-type="float" office:value="1156" calcext:value-type="float">
            <text:p>115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F24]*2" office:value-type="float" office:value="68" calcext:value-type="float">
            <text:p>68</text:p>
          </table:table-cell>
          <table:table-cell office:value-type="float" office:value="0.0000321" calcext:value-type="float">
            <text:p>0,0000321</text:p>
          </table:table-cell>
          <table:table-cell table:formula="of:=POWER([.G24];2)" office:value-type="float" office:value="4624" calcext:value-type="float">
            <text:p>4624</text:p>
          </table:table-cell>
          <table:table-cell table:formula="of:=[.F24]*[.G24]" office:value-type="float" office:value="2312" calcext:value-type="float">
            <text:p>23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00018" calcext:value-type="float">
            <text:p>0,000018</text:p>
          </table:table-cell>
          <table:table-cell table:formula="of:=POWER([.B25];2)" office:value-type="float" office:value="1296" calcext:value-type="float">
            <text:p>129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F25]*2" office:value-type="float" office:value="72" calcext:value-type="float">
            <text:p>72</text:p>
          </table:table-cell>
          <table:table-cell office:value-type="float" office:value="0.0000295" calcext:value-type="float">
            <text:p>0,0000295</text:p>
          </table:table-cell>
          <table:table-cell table:formula="of:=POWER([.G25];2)" office:value-type="float" office:value="5184" calcext:value-type="float">
            <text:p>5184</text:p>
          </table:table-cell>
          <table:table-cell table:formula="of:=[.F25]*[.G25]" office:value-type="float" office:value="2592" calcext:value-type="float">
            <text:p>25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000178" calcext:value-type="float">
            <text:p>0,0000178</text:p>
          </table:table-cell>
          <table:table-cell table:formula="of:=POWER([.B26];2)" office:value-type="float" office:value="1444" calcext:value-type="float">
            <text:p>144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F26]*2" office:value-type="float" office:value="76" calcext:value-type="float">
            <text:p>76</text:p>
          </table:table-cell>
          <table:table-cell office:value-type="float" office:value="0.0000328" calcext:value-type="float">
            <text:p>0,0000328</text:p>
          </table:table-cell>
          <table:table-cell table:formula="of:=POWER([.G26];2)" office:value-type="float" office:value="5776" calcext:value-type="float">
            <text:p>5776</text:p>
          </table:table-cell>
          <table:table-cell table:formula="of:=[.F26]*[.G26]" office:value-type="float" office:value="2888" calcext:value-type="float">
            <text:p>28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00186" calcext:value-type="float">
            <text:p>0,0000186</text:p>
          </table:table-cell>
          <table:table-cell table:formula="of:=POWER([.B27];2)" office:value-type="float" office:value="1600" calcext:value-type="float">
            <text:p>16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F27]*2" office:value-type="float" office:value="80" calcext:value-type="float">
            <text:p>80</text:p>
          </table:table-cell>
          <table:table-cell office:value-type="float" office:value="0.0000349" calcext:value-type="float">
            <text:p>0,0000349</text:p>
          </table:table-cell>
          <table:table-cell table:formula="of:=POWER([.G27];2)" office:value-type="float" office:value="6400" calcext:value-type="float">
            <text:p>6400</text:p>
          </table:table-cell>
          <table:table-cell table:formula="of:=[.F27]*[.G27]"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000206" calcext:value-type="float">
            <text:p>0,0000206</text:p>
          </table:table-cell>
          <table:table-cell table:formula="of:=POWER([.B28];2)" office:value-type="float" office:value="1764" calcext:value-type="float">
            <text:p>176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F28]*2" office:value-type="float" office:value="84" calcext:value-type="float">
            <text:p>84</text:p>
          </table:table-cell>
          <table:table-cell office:value-type="float" office:value="0.0000886" calcext:value-type="float">
            <text:p>0,0000886</text:p>
          </table:table-cell>
          <table:table-cell table:formula="of:=POWER([.G28];2)" office:value-type="float" office:value="7056" calcext:value-type="float">
            <text:p>7056</text:p>
          </table:table-cell>
          <table:table-cell table:formula="of:=[.F28]*[.G28]" office:value-type="float" office:value="3528" calcext:value-type="float">
            <text:p>35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0000225" calcext:value-type="float">
            <text:p>0,0000225</text:p>
          </table:table-cell>
          <table:table-cell table:formula="of:=POWER([.B29];2)" office:value-type="float" office:value="1936" calcext:value-type="float">
            <text:p>193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F29]*2" office:value-type="float" office:value="88" calcext:value-type="float">
            <text:p>88</text:p>
          </table:table-cell>
          <table:table-cell office:value-type="float" office:value="0.0000461" calcext:value-type="float">
            <text:p>0,0000461</text:p>
          </table:table-cell>
          <table:table-cell table:formula="of:=POWER([.G29];2)" office:value-type="float" office:value="7744" calcext:value-type="float">
            <text:p>7744</text:p>
          </table:table-cell>
          <table:table-cell table:formula="of:=[.F29]*[.G29]" office:value-type="float" office:value="3872" calcext:value-type="float">
            <text:p>38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0000262" calcext:value-type="float">
            <text:p>0,0000262</text:p>
          </table:table-cell>
          <table:table-cell table:formula="of:=POWER([.B30];2)" office:value-type="float" office:value="2116" calcext:value-type="float">
            <text:p>211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F30]*2" office:value-type="float" office:value="92" calcext:value-type="float">
            <text:p>92</text:p>
          </table:table-cell>
          <table:table-cell office:value-type="float" office:value="0.0000499" calcext:value-type="float">
            <text:p>0,0000499</text:p>
          </table:table-cell>
          <table:table-cell table:formula="of:=POWER([.G30];2)" office:value-type="float" office:value="8464" calcext:value-type="float">
            <text:p>8464</text:p>
          </table:table-cell>
          <table:table-cell table:formula="of:=[.F30]*[.G30]" office:value-type="float" office:value="4232" calcext:value-type="float">
            <text:p>42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0000304" calcext:value-type="float">
            <text:p>0,0000304</text:p>
          </table:table-cell>
          <table:table-cell table:formula="of:=POWER([.B31];2)" office:value-type="float" office:value="2304" calcext:value-type="float">
            <text:p>2304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F31]*2" office:value-type="float" office:value="96" calcext:value-type="float">
            <text:p>96</text:p>
          </table:table-cell>
          <table:table-cell office:value-type="float" office:value="0.0000667" calcext:value-type="float">
            <text:p>0,0000667</text:p>
          </table:table-cell>
          <table:table-cell table:formula="of:=POWER([.G31];2)" office:value-type="float" office:value="9216" calcext:value-type="float">
            <text:p>9216</text:p>
          </table:table-cell>
          <table:table-cell table:formula="of:=[.F31]*[.G31]" office:value-type="float" office:value="4608" calcext:value-type="float">
            <text:p>46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0335" calcext:value-type="float">
            <text:p>0,0000335</text:p>
          </table:table-cell>
          <table:table-cell table:formula="of:=POWER([.B32];2)" office:value-type="float" office:value="2500" calcext:value-type="float">
            <text:p>25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F32]*2" office:value-type="float" office:value="100" calcext:value-type="float">
            <text:p>100</text:p>
          </table:table-cell>
          <table:table-cell office:value-type="float" office:value="0.0000659" calcext:value-type="float">
            <text:p>0,0000659</text:p>
          </table:table-cell>
          <table:table-cell table:formula="of:=POWER([.G32];2)" office:value-type="float" office:value="10000" calcext:value-type="float">
            <text:p>10000</text:p>
          </table:table-cell>
          <table:table-cell table:formula="of:=[.F32]*[.G32]"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0000355" calcext:value-type="float">
            <text:p>0,0000355</text:p>
          </table:table-cell>
          <table:table-cell table:formula="of:=POWER([.B33];2)" office:value-type="float" office:value="2704" calcext:value-type="float">
            <text:p>270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F33]*2" office:value-type="float" office:value="104" calcext:value-type="float">
            <text:p>104</text:p>
          </table:table-cell>
          <table:table-cell office:value-type="float" office:value="0.0000711" calcext:value-type="float">
            <text:p>0,0000711</text:p>
          </table:table-cell>
          <table:table-cell table:formula="of:=POWER([.G33];2)" office:value-type="float" office:value="10816" calcext:value-type="float">
            <text:p>10816</text:p>
          </table:table-cell>
          <table:table-cell table:formula="of:=[.F33]*[.G33]" office:value-type="float" office:value="5408" calcext:value-type="float">
            <text:p>5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0000426" calcext:value-type="float">
            <text:p>0,0000426</text:p>
          </table:table-cell>
          <table:table-cell table:formula="of:=POWER([.B34];2)" office:value-type="float" office:value="2916" calcext:value-type="float">
            <text:p>291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F34]*2" office:value-type="float" office:value="108" calcext:value-type="float">
            <text:p>108</text:p>
          </table:table-cell>
          <table:table-cell office:value-type="float" office:value="0.0000771" calcext:value-type="float">
            <text:p>0,0000771</text:p>
          </table:table-cell>
          <table:table-cell table:formula="of:=POWER([.G34];2)" office:value-type="float" office:value="11664" calcext:value-type="float">
            <text:p>11664</text:p>
          </table:table-cell>
          <table:table-cell table:formula="of:=[.F34]*[.G34]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0000454" calcext:value-type="float">
            <text:p>0,0000454</text:p>
          </table:table-cell>
          <table:table-cell table:formula="of:=POWER([.B35];2)" office:value-type="float" office:value="3136" calcext:value-type="float">
            <text:p>313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F35]*2" office:value-type="float" office:value="112" calcext:value-type="float">
            <text:p>112</text:p>
          </table:table-cell>
          <table:table-cell office:value-type="float" office:value="0.0000935" calcext:value-type="float">
            <text:p>0,0000935</text:p>
          </table:table-cell>
          <table:table-cell table:formula="of:=POWER([.G35];2)" office:value-type="float" office:value="12544" calcext:value-type="float">
            <text:p>12544</text:p>
          </table:table-cell>
          <table:table-cell table:formula="of:=[.F35]*[.G35]" office:value-type="float" office:value="6272" calcext:value-type="float">
            <text:p>62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0000443" calcext:value-type="float">
            <text:p>0,0000443</text:p>
          </table:table-cell>
          <table:table-cell table:formula="of:=POWER([.B36];2)" office:value-type="float" office:value="3364" calcext:value-type="float">
            <text:p>336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F36]*2" office:value-type="float" office:value="116" calcext:value-type="float">
            <text:p>116</text:p>
          </table:table-cell>
          <table:table-cell office:value-type="float" office:value="0.0000887" calcext:value-type="float">
            <text:p>0,0000887</text:p>
          </table:table-cell>
          <table:table-cell table:formula="of:=POWER([.G36];2)" office:value-type="float" office:value="13456" calcext:value-type="float">
            <text:p>13456</text:p>
          </table:table-cell>
          <table:table-cell table:formula="of:=[.F36]*[.G36]" office:value-type="float" office:value="6728" calcext:value-type="float">
            <text:p>67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00461" calcext:value-type="float">
            <text:p>0,0000461</text:p>
          </table:table-cell>
          <table:table-cell table:formula="of:=POWER([.B37];2)" office:value-type="float" office:value="3600" calcext:value-type="float">
            <text:p>36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F37]*2" office:value-type="float" office:value="120" calcext:value-type="float">
            <text:p>120</text:p>
          </table:table-cell>
          <table:table-cell office:value-type="float" office:value="0.0000973" calcext:value-type="float">
            <text:p>0,0000973</text:p>
          </table:table-cell>
          <table:table-cell table:formula="of:=POWER([.G37];2)" office:value-type="float" office:value="14400" calcext:value-type="float">
            <text:p>14400</text:p>
          </table:table-cell>
          <table:table-cell table:formula="of:=[.F37]*[.G37]" office:value-type="float" office:value="7200" calcext:value-type="float">
            <text:p>7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0000455" calcext:value-type="float">
            <text:p>0,0000455</text:p>
          </table:table-cell>
          <table:table-cell table:formula="of:=POWER([.B38];2)" office:value-type="float" office:value="3844" calcext:value-type="float">
            <text:p>3844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F38]*2" office:value-type="float" office:value="124" calcext:value-type="float">
            <text:p>124</text:p>
          </table:table-cell>
          <table:table-cell office:value-type="float" office:value="0.0001026" calcext:value-type="float">
            <text:p>0,0001026</text:p>
          </table:table-cell>
          <table:table-cell table:formula="of:=POWER([.G38];2)" office:value-type="float" office:value="15376" calcext:value-type="float">
            <text:p>15376</text:p>
          </table:table-cell>
          <table:table-cell table:formula="of:=[.F38]*[.G38]" office:value-type="float" office:value="7688" calcext:value-type="float">
            <text:p>76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00478" calcext:value-type="float">
            <text:p>0,0000478</text:p>
          </table:table-cell>
          <table:table-cell table:formula="of:=POWER([.B39];2)" office:value-type="float" office:value="4096" calcext:value-type="float">
            <text:p>409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F39]*2" office:value-type="float" office:value="128" calcext:value-type="float">
            <text:p>128</text:p>
          </table:table-cell>
          <table:table-cell office:value-type="float" office:value="0.0001117" calcext:value-type="float">
            <text:p>0,0001117</text:p>
          </table:table-cell>
          <table:table-cell table:formula="of:=POWER([.G39];2)" office:value-type="float" office:value="16384" calcext:value-type="float">
            <text:p>16384</text:p>
          </table:table-cell>
          <table:table-cell table:formula="of:=[.F39]*[.G39]"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0000573" calcext:value-type="float">
            <text:p>0,0000573</text:p>
          </table:table-cell>
          <table:table-cell table:formula="of:=POWER([.B40];2)" office:value-type="float" office:value="4356" calcext:value-type="float">
            <text:p>435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F40]*2" office:value-type="float" office:value="132" calcext:value-type="float">
            <text:p>132</text:p>
          </table:table-cell>
          <table:table-cell office:value-type="float" office:value="0.0001159" calcext:value-type="float">
            <text:p>0,0001159</text:p>
          </table:table-cell>
          <table:table-cell table:formula="of:=POWER([.G40];2)" office:value-type="float" office:value="17424" calcext:value-type="float">
            <text:p>17424</text:p>
          </table:table-cell>
          <table:table-cell table:formula="of:=[.F40]*[.G40]" office:value-type="float" office:value="8712" calcext:value-type="float">
            <text:p>8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000062" calcext:value-type="float">
            <text:p>0,000062</text:p>
          </table:table-cell>
          <table:table-cell table:formula="of:=POWER([.B41];2)" office:value-type="float" office:value="4624" calcext:value-type="float">
            <text:p>462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F41]*2" office:value-type="float" office:value="136" calcext:value-type="float">
            <text:p>136</text:p>
          </table:table-cell>
          <table:table-cell office:value-type="float" office:value="0.0001105" calcext:value-type="float">
            <text:p>0,0001105</text:p>
          </table:table-cell>
          <table:table-cell table:formula="of:=POWER([.G41];2)" office:value-type="float" office:value="18496" calcext:value-type="float">
            <text:p>18496</text:p>
          </table:table-cell>
          <table:table-cell table:formula="of:=[.F41]*[.G41]" office:value-type="float" office:value="9248" calcext:value-type="float">
            <text:p>92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000635" calcext:value-type="float">
            <text:p>0,0000635</text:p>
          </table:table-cell>
          <table:table-cell table:formula="of:=POWER([.B42];2)" office:value-type="float" office:value="4900" calcext:value-type="float">
            <text:p>49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F42]*2" office:value-type="float" office:value="140" calcext:value-type="float">
            <text:p>140</text:p>
          </table:table-cell>
          <table:table-cell office:value-type="float" office:value="0.0001146" calcext:value-type="float">
            <text:p>0,0001146</text:p>
          </table:table-cell>
          <table:table-cell table:formula="of:=POWER([.G42];2)" office:value-type="float" office:value="19600" calcext:value-type="float">
            <text:p>19600</text:p>
          </table:table-cell>
          <table:table-cell table:formula="of:=[.F42]*[.G42]" office:value-type="float" office:value="9800" calcext:value-type="float">
            <text:p>9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0000672" calcext:value-type="float">
            <text:p>0,0000672</text:p>
          </table:table-cell>
          <table:table-cell table:formula="of:=POWER([.B43];2)" office:value-type="float" office:value="5184" calcext:value-type="float">
            <text:p>5184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F43]*2" office:value-type="float" office:value="144" calcext:value-type="float">
            <text:p>144</text:p>
          </table:table-cell>
          <table:table-cell office:value-type="float" office:value="0.0001334" calcext:value-type="float">
            <text:p>0,0001334</text:p>
          </table:table-cell>
          <table:table-cell table:formula="of:=POWER([.G43];2)" office:value-type="float" office:value="20736" calcext:value-type="float">
            <text:p>20736</text:p>
          </table:table-cell>
          <table:table-cell table:formula="of:=[.F43]*[.G43]" office:value-type="float" office:value="10368" calcext:value-type="float">
            <text:p>10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0000719" calcext:value-type="float">
            <text:p>0,0000719</text:p>
          </table:table-cell>
          <table:table-cell table:formula="of:=POWER([.B44];2)" office:value-type="float" office:value="5476" calcext:value-type="float">
            <text:p>5476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F44]*2" office:value-type="float" office:value="148" calcext:value-type="float">
            <text:p>148</text:p>
          </table:table-cell>
          <table:table-cell office:value-type="float" office:value="0.0001302" calcext:value-type="float">
            <text:p>0,0001302</text:p>
          </table:table-cell>
          <table:table-cell table:formula="of:=POWER([.G44];2)" office:value-type="float" office:value="21904" calcext:value-type="float">
            <text:p>21904</text:p>
          </table:table-cell>
          <table:table-cell table:formula="of:=[.F44]*[.G44]" office:value-type="float" office:value="10952" calcext:value-type="float">
            <text:p>10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0000753" calcext:value-type="float">
            <text:p>0,0000753</text:p>
          </table:table-cell>
          <table:table-cell table:formula="of:=POWER([.B45];2)" office:value-type="float" office:value="5776" calcext:value-type="float">
            <text:p>577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F45]*2" office:value-type="float" office:value="152" calcext:value-type="float">
            <text:p>152</text:p>
          </table:table-cell>
          <table:table-cell office:value-type="float" office:value="0.0001387" calcext:value-type="float">
            <text:p>0,0001387</text:p>
          </table:table-cell>
          <table:table-cell table:formula="of:=POWER([.G45];2)" office:value-type="float" office:value="23104" calcext:value-type="float">
            <text:p>23104</text:p>
          </table:table-cell>
          <table:table-cell table:formula="of:=[.F45]*[.G45]" office:value-type="float" office:value="11552" calcext:value-type="float">
            <text:p>115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0000862" calcext:value-type="float">
            <text:p>0,0000862</text:p>
          </table:table-cell>
          <table:table-cell table:formula="of:=POWER([.B46];2)" office:value-type="float" office:value="6084" calcext:value-type="float">
            <text:p>608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F46]*2" office:value-type="float" office:value="156" calcext:value-type="float">
            <text:p>156</text:p>
          </table:table-cell>
          <table:table-cell office:value-type="float" office:value="0.0001444" calcext:value-type="float">
            <text:p>0,0001444</text:p>
          </table:table-cell>
          <table:table-cell table:formula="of:=POWER([.G46];2)" office:value-type="float" office:value="24336" calcext:value-type="float">
            <text:p>24336</text:p>
          </table:table-cell>
          <table:table-cell table:formula="of:=[.F46]*[.G46]" office:value-type="float" office:value="12168" calcext:value-type="float">
            <text:p>121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0082" calcext:value-type="float">
            <text:p>0,000082</text:p>
          </table:table-cell>
          <table:table-cell table:formula="of:=POWER([.B47];2)" office:value-type="float" office:value="6400" calcext:value-type="float">
            <text:p>640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F47]*2" office:value-type="float" office:value="160" calcext:value-type="float">
            <text:p>160</text:p>
          </table:table-cell>
          <table:table-cell office:value-type="float" office:value="0.0001478" calcext:value-type="float">
            <text:p>0,0001478</text:p>
          </table:table-cell>
          <table:table-cell table:formula="of:=POWER([.G47];2)" office:value-type="float" office:value="25600" calcext:value-type="float">
            <text:p>25600</text:p>
          </table:table-cell>
          <table:table-cell table:formula="of:=[.F47]*[.G47]" office:value-type="float" office:value="12800" calcext:value-type="float">
            <text:p>12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0000861" calcext:value-type="float">
            <text:p>0,0000861</text:p>
          </table:table-cell>
          <table:table-cell table:formula="of:=POWER([.B48];2)" office:value-type="float" office:value="6724" calcext:value-type="float">
            <text:p>672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F48]*2" office:value-type="float" office:value="164" calcext:value-type="float">
            <text:p>164</text:p>
          </table:table-cell>
          <table:table-cell office:value-type="float" office:value="0.0001809" calcext:value-type="float">
            <text:p>0,0001809</text:p>
          </table:table-cell>
          <table:table-cell table:formula="of:=POWER([.G48];2)" office:value-type="float" office:value="26896" calcext:value-type="float">
            <text:p>26896</text:p>
          </table:table-cell>
          <table:table-cell table:formula="of:=[.F48]*[.G48]" office:value-type="float" office:value="13448" calcext:value-type="float">
            <text:p>134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.0000902" calcext:value-type="float">
            <text:p>0,0000902</text:p>
          </table:table-cell>
          <table:table-cell table:formula="of:=POWER([.B49];2)" office:value-type="float" office:value="7056" calcext:value-type="float">
            <text:p>7056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F49]*2" office:value-type="float" office:value="168" calcext:value-type="float">
            <text:p>168</text:p>
          </table:table-cell>
          <table:table-cell office:value-type="float" office:value="0.0002032" calcext:value-type="float">
            <text:p>0,0002032</text:p>
          </table:table-cell>
          <table:table-cell table:formula="of:=POWER([.G49];2)" office:value-type="float" office:value="28224" calcext:value-type="float">
            <text:p>28224</text:p>
          </table:table-cell>
          <table:table-cell table:formula="of:=[.F49]*[.G49]" office:value-type="float" office:value="14112" calcext:value-type="float">
            <text:p>141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0000941" calcext:value-type="float">
            <text:p>0,0000941</text:p>
          </table:table-cell>
          <table:table-cell table:formula="of:=POWER([.B50];2)" office:value-type="float" office:value="7396" calcext:value-type="float">
            <text:p>739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F50]*2" office:value-type="float" office:value="172" calcext:value-type="float">
            <text:p>172</text:p>
          </table:table-cell>
          <table:table-cell office:value-type="float" office:value="0.0002056" calcext:value-type="float">
            <text:p>0,0002056</text:p>
          </table:table-cell>
          <table:table-cell table:formula="of:=POWER([.G50];2)" office:value-type="float" office:value="29584" calcext:value-type="float">
            <text:p>29584</text:p>
          </table:table-cell>
          <table:table-cell table:formula="of:=[.F50]*[.G50]" office:value-type="float" office:value="14792" calcext:value-type="float">
            <text:p>147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.0001129" calcext:value-type="float">
            <text:p>0,0001129</text:p>
          </table:table-cell>
          <table:table-cell table:formula="of:=POWER([.B51];2)" office:value-type="float" office:value="7744" calcext:value-type="float">
            <text:p>7744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F51]*2" office:value-type="float" office:value="176" calcext:value-type="float">
            <text:p>176</text:p>
          </table:table-cell>
          <table:table-cell office:value-type="float" office:value="0.0001814" calcext:value-type="float">
            <text:p>0,0001814</text:p>
          </table:table-cell>
          <table:table-cell table:formula="of:=POWER([.G51];2)" office:value-type="float" office:value="30976" calcext:value-type="float">
            <text:p>30976</text:p>
          </table:table-cell>
          <table:table-cell table:formula="of:=[.F51]*[.G51]" office:value-type="float" office:value="15488" calcext:value-type="float">
            <text:p>154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001029" calcext:value-type="float">
            <text:p>0,0001029</text:p>
          </table:table-cell>
          <table:table-cell table:formula="of:=POWER([.B52];2)" office:value-type="float" office:value="8100" calcext:value-type="float">
            <text:p>81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F52]*2" office:value-type="float" office:value="180" calcext:value-type="float">
            <text:p>180</text:p>
          </table:table-cell>
          <table:table-cell office:value-type="float" office:value="0.000191" calcext:value-type="float">
            <text:p>0,000191</text:p>
          </table:table-cell>
          <table:table-cell table:formula="of:=POWER([.G52];2)" office:value-type="float" office:value="32400" calcext:value-type="float">
            <text:p>32400</text:p>
          </table:table-cell>
          <table:table-cell table:formula="of:=[.F52]*[.G52]" office:value-type="float" office:value="16200" calcext:value-type="float">
            <text:p>16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.0001183" calcext:value-type="float">
            <text:p>0,0001183</text:p>
          </table:table-cell>
          <table:table-cell table:formula="of:=POWER([.B53];2)" office:value-type="float" office:value="8464" calcext:value-type="float">
            <text:p>8464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F53]*2" office:value-type="float" office:value="184" calcext:value-type="float">
            <text:p>184</text:p>
          </table:table-cell>
          <table:table-cell office:value-type="float" office:value="0.0001811" calcext:value-type="float">
            <text:p>0,0001811</text:p>
          </table:table-cell>
          <table:table-cell table:formula="of:=POWER([.G53];2)" office:value-type="float" office:value="33856" calcext:value-type="float">
            <text:p>33856</text:p>
          </table:table-cell>
          <table:table-cell table:formula="of:=[.F53]*[.G53]" office:value-type="float" office:value="16928" calcext:value-type="float">
            <text:p>169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001155" calcext:value-type="float">
            <text:p>0,0001155</text:p>
          </table:table-cell>
          <table:table-cell table:formula="of:=POWER([.B54];2)" office:value-type="float" office:value="8836" calcext:value-type="float">
            <text:p>8836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F54]*2" office:value-type="float" office:value="188" calcext:value-type="float">
            <text:p>188</text:p>
          </table:table-cell>
          <table:table-cell office:value-type="float" office:value="0.0002047" calcext:value-type="float">
            <text:p>0,0002047</text:p>
          </table:table-cell>
          <table:table-cell table:formula="of:=POWER([.G54];2)" office:value-type="float" office:value="35344" calcext:value-type="float">
            <text:p>35344</text:p>
          </table:table-cell>
          <table:table-cell table:formula="of:=[.F54]*[.G54]" office:value-type="float" office:value="17672" calcext:value-type="float">
            <text:p>176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0001376" calcext:value-type="float">
            <text:p>0,0001376</text:p>
          </table:table-cell>
          <table:table-cell table:formula="of:=POWER([.B55];2)" office:value-type="float" office:value="9216" calcext:value-type="float">
            <text:p>921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F55]*2" office:value-type="float" office:value="192" calcext:value-type="float">
            <text:p>192</text:p>
          </table:table-cell>
          <table:table-cell office:value-type="float" office:value="0.0001908" calcext:value-type="float">
            <text:p>0,0001908</text:p>
          </table:table-cell>
          <table:table-cell table:formula="of:=POWER([.G55];2)" office:value-type="float" office:value="36864" calcext:value-type="float">
            <text:p>36864</text:p>
          </table:table-cell>
          <table:table-cell table:formula="of:=[.F55]*[.G55]" office:value-type="float" office:value="18432" calcext:value-type="float">
            <text:p>184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001088" calcext:value-type="float">
            <text:p>0,0001088</text:p>
          </table:table-cell>
          <table:table-cell table:formula="of:=POWER([.B56];2)" office:value-type="float" office:value="9604" calcext:value-type="float">
            <text:p>9604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F56]*2" office:value-type="float" office:value="196" calcext:value-type="float">
            <text:p>196</text:p>
          </table:table-cell>
          <table:table-cell office:value-type="float" office:value="0.0002829" calcext:value-type="float">
            <text:p>0,0002829</text:p>
          </table:table-cell>
          <table:table-cell table:formula="of:=POWER([.G56];2)" office:value-type="float" office:value="38416" calcext:value-type="float">
            <text:p>38416</text:p>
          </table:table-cell>
          <table:table-cell table:formula="of:=[.F56]*[.G56]" office:value-type="float" office:value="19208" calcext:value-type="float">
            <text:p>192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01262" calcext:value-type="float">
            <text:p>0,0001262</text:p>
          </table:table-cell>
          <table:table-cell table:formula="of:=POWER([.B57];2)" office:value-type="float" office:value="10000" calcext:value-type="float">
            <text:p>100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F57]*2" office:value-type="float" office:value="200" calcext:value-type="float">
            <text:p>200</text:p>
          </table:table-cell>
          <table:table-cell office:value-type="float" office:value="0.0002748" calcext:value-type="float">
            <text:p>0,0002748</text:p>
          </table:table-cell>
          <table:table-cell table:formula="of:=POWER([.G57];2)" office:value-type="float" office:value="40000" calcext:value-type="float">
            <text:p>40000</text:p>
          </table:table-cell>
          <table:table-cell table:formula="of:=[.F57]*[.G57]" office:value-type="float" office:value="20000" calcext:value-type="float">
            <text:p>20000</text:p>
          </table:table-cell>
          <table:table-cell table:number-columns-repeated="2"/>
        </table:table-row>
      </table:table>
      <table:table table:name="Multiplicacion de matrices" table:style-name="ta1">
        <table:shapes>
          <draw:frame draw:z-index="0" draw:style-name="gr1" draw:text-style-name="P1" svg:width="159.97mm" svg:height="90.04mm" svg:x="113.99mm" svg:y="23.64mm">
            <loext:p draw:notify-on-update-of-ranges="'Multiplicacion de matrices'.B7:'Multiplicacion de matrices'.B7 'Multiplicacion de matrices'.B8:'Multiplicacion de matrices'.B57 'Multiplicacion de matrices'.C7:'Multiplicacion de matrices'.C7 'Multiplicacion de matrices'.C8:'Multiplicacion de matrices'.C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5mm" svg:x="113.99mm" svg:y="122.71mm">
            <loext:p draw:notify-on-update-of-ranges="'Multiplicacion de matrices'.B7:'Multiplicacion de matrices'.B7 'Multiplicacion de matrices'.B8:'Multiplicacion de matrices'.B57 'Multiplicacion de matrices'.D7:'Multiplicacion de matrices'.D7 'Multiplicacion de matrices'.D8:'Multiplicacion de matrices'.D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1" table:number-rows-spanned="3">
            <text:p>Multiplicación de matrices</text:p>
          </table:table-cell>
          <table:covered-table-cell table:number-columns-repeated="2" table:style-name="Default"/>
          <table:covered-table-cell table:number-columns-repeated="8"/>
        </table:table-row>
        <table:table-row table:style-name="ro1">
          <table:table-cell/>
          <table:covered-table-cell table:number-columns-repeated="3" table:style-name="Default"/>
          <table:covered-table-cell table:number-columns-repeated="8"/>
        </table:table-row>
        <table:table-row table:style-name="ro1">
          <table:table-cell/>
          <table:covered-table-cell table:number-columns-repeated="3" table:style-name="Default"/>
          <table:covered-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7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iempo</text:p>
          </table:table-cell>
          <table:table-cell table:style-name="ce8" office:value-type="string" calcext:value-type="string">
            <text:p>t(N)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0013" calcext:value-type="float">
            <text:p>0,0000013</text:p>
          </table:table-cell>
          <table:table-cell table:formula="of:=2*POWER([.B8];3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023" calcext:value-type="float">
            <text:p>0,0000023</text:p>
          </table:table-cell>
          <table:table-cell table:formula="of:=2*POWER([.B9];3)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49" calcext:value-type="float">
            <text:p>0,0000049</text:p>
          </table:table-cell>
          <table:table-cell table:formula="of:=2*POWER([.B10];3)"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084" calcext:value-type="float">
            <text:p>0,0000084</text:p>
          </table:table-cell>
          <table:table-cell table:formula="of:=2*POWER([.B11];3)"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153" calcext:value-type="float">
            <text:p>0,0000153</text:p>
          </table:table-cell>
          <table:table-cell table:formula="of:=2*POWER([.B12];3)"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00244" calcext:value-type="float">
            <text:p>0,0000244</text:p>
          </table:table-cell>
          <table:table-cell table:formula="of:=2*POWER([.B13];3)" office:value-type="float" office:value="3456" calcext:value-type="float">
            <text:p>34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00681" calcext:value-type="float">
            <text:p>0,0000681</text:p>
          </table:table-cell>
          <table:table-cell table:formula="of:=2*POWER([.B14];3)" office:value-type="float" office:value="5488" calcext:value-type="float">
            <text:p>54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0576" calcext:value-type="float">
            <text:p>0,0000576</text:p>
          </table:table-cell>
          <table:table-cell table:formula="of:=2*POWER([.B15];3)" office:value-type="float" office:value="8192" calcext:value-type="float">
            <text:p>8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00767" calcext:value-type="float">
            <text:p>0,0000767</text:p>
          </table:table-cell>
          <table:table-cell table:formula="of:=2*POWER([.B16];3)" office:value-type="float" office:value="11664" calcext:value-type="float">
            <text:p>116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1045" calcext:value-type="float">
            <text:p>0,0001045</text:p>
          </table:table-cell>
          <table:table-cell table:formula="of:=2*POWER([.B17];3)"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001389" calcext:value-type="float">
            <text:p>0,0001389</text:p>
          </table:table-cell>
          <table:table-cell table:formula="of:=2*POWER([.B18];3)" office:value-type="float" office:value="21296" calcext:value-type="float">
            <text:p>212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001795" calcext:value-type="float">
            <text:p>0,0001795</text:p>
          </table:table-cell>
          <table:table-cell table:formula="of:=2*POWER([.B19];3)" office:value-type="float" office:value="27648" calcext:value-type="float">
            <text:p>276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002601" calcext:value-type="float">
            <text:p>0,0002601</text:p>
          </table:table-cell>
          <table:table-cell table:formula="of:=2*POWER([.B20];3)" office:value-type="float" office:value="35152" calcext:value-type="float">
            <text:p>351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003649" calcext:value-type="float">
            <text:p>0,0003649</text:p>
          </table:table-cell>
          <table:table-cell table:formula="of:=2*POWER([.B21];3)" office:value-type="float" office:value="43904" calcext:value-type="float">
            <text:p>43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4465" calcext:value-type="float">
            <text:p>0,0004465</text:p>
          </table:table-cell>
          <table:table-cell table:formula="of:=2*POWER([.B22];3)" office:value-type="float" office:value="54000" calcext:value-type="float">
            <text:p>54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05793" calcext:value-type="float">
            <text:p>0,0005793</text:p>
          </table:table-cell>
          <table:table-cell table:formula="of:=2*POWER([.B23];3)" office:value-type="float" office:value="65536" calcext:value-type="float">
            <text:p>65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0006466" calcext:value-type="float">
            <text:p>0,0006466</text:p>
          </table:table-cell>
          <table:table-cell table:formula="of:=2*POWER([.B24];3)" office:value-type="float" office:value="78608" calcext:value-type="float">
            <text:p>786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007668" calcext:value-type="float">
            <text:p>0,0007668</text:p>
          </table:table-cell>
          <table:table-cell table:formula="of:=2*POWER([.B25];3)" office:value-type="float" office:value="93312" calcext:value-type="float">
            <text:p>93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009539" calcext:value-type="float">
            <text:p>0,0009539</text:p>
          </table:table-cell>
          <table:table-cell table:formula="of:=2*POWER([.B26];3)" office:value-type="float" office:value="109744" calcext:value-type="float">
            <text:p>1097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11635" calcext:value-type="float">
            <text:p>0,0011635</text:p>
          </table:table-cell>
          <table:table-cell table:formula="of:=2*POWER([.B27];3)" office:value-type="float" office:value="128000" calcext:value-type="float">
            <text:p>128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010781" calcext:value-type="float">
            <text:p>0,0010781</text:p>
          </table:table-cell>
          <table:table-cell table:formula="of:=2*POWER([.B28];3)" office:value-type="float" office:value="148176" calcext:value-type="float">
            <text:p>1481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0012345" calcext:value-type="float">
            <text:p>0,0012345</text:p>
          </table:table-cell>
          <table:table-cell table:formula="of:=2*POWER([.B29];3)" office:value-type="float" office:value="170368" calcext:value-type="float">
            <text:p>170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0016116" calcext:value-type="float">
            <text:p>0,0016116</text:p>
          </table:table-cell>
          <table:table-cell table:formula="of:=2*POWER([.B30];3)" office:value-type="float" office:value="194672" calcext:value-type="float">
            <text:p>194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0015562" calcext:value-type="float">
            <text:p>0,0015562</text:p>
          </table:table-cell>
          <table:table-cell table:formula="of:=2*POWER([.B31];3)" office:value-type="float" office:value="221184" calcext:value-type="float">
            <text:p>221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6413" calcext:value-type="float">
            <text:p>0,0016413</text:p>
          </table:table-cell>
          <table:table-cell table:formula="of:=2*POWER([.B32];3)" office:value-type="float" office:value="250000" calcext:value-type="float">
            <text:p>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0020387" calcext:value-type="float">
            <text:p>0,0020387</text:p>
          </table:table-cell>
          <table:table-cell table:formula="of:=2*POWER([.B33];3)" office:value-type="float" office:value="281216" calcext:value-type="float">
            <text:p>281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0020375" calcext:value-type="float">
            <text:p>0,0020375</text:p>
          </table:table-cell>
          <table:table-cell table:formula="of:=2*POWER([.B34];3)" office:value-type="float" office:value="314928" calcext:value-type="float">
            <text:p>314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0022694" calcext:value-type="float">
            <text:p>0,0022694</text:p>
          </table:table-cell>
          <table:table-cell table:formula="of:=2*POWER([.B35];3)" office:value-type="float" office:value="351232" calcext:value-type="float">
            <text:p>3512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0030778" calcext:value-type="float">
            <text:p>0,0030778</text:p>
          </table:table-cell>
          <table:table-cell table:formula="of:=2*POWER([.B36];3)" office:value-type="float" office:value="390224" calcext:value-type="float">
            <text:p>3902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44376" calcext:value-type="float">
            <text:p>0,0044376</text:p>
          </table:table-cell>
          <table:table-cell table:formula="of:=2*POWER([.B37];3)" office:value-type="float" office:value="432000" calcext:value-type="float">
            <text:p>432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0043176" calcext:value-type="float">
            <text:p>0,0043176</text:p>
          </table:table-cell>
          <table:table-cell table:formula="of:=2*POWER([.B38];3)" office:value-type="float" office:value="476656" calcext:value-type="float">
            <text:p>476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35138" calcext:value-type="float">
            <text:p>0,0035138</text:p>
          </table:table-cell>
          <table:table-cell table:formula="of:=2*POWER([.B39];3)" office:value-type="float" office:value="524288" calcext:value-type="float">
            <text:p>5242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0050774" calcext:value-type="float">
            <text:p>0,0050774</text:p>
          </table:table-cell>
          <table:table-cell table:formula="of:=2*POWER([.B40];3)" office:value-type="float" office:value="574992" calcext:value-type="float">
            <text:p>5749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004086" calcext:value-type="float">
            <text:p>0,004086</text:p>
          </table:table-cell>
          <table:table-cell table:formula="of:=2*POWER([.B41];3)" office:value-type="float" office:value="628864" calcext:value-type="float">
            <text:p>6288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049481" calcext:value-type="float">
            <text:p>0,0049481</text:p>
          </table:table-cell>
          <table:table-cell table:formula="of:=2*POWER([.B42];3)" office:value-type="float" office:value="686000" calcext:value-type="float">
            <text:p>686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0050708" calcext:value-type="float">
            <text:p>0,0050708</text:p>
          </table:table-cell>
          <table:table-cell table:formula="of:=2*POWER([.B43];3)" office:value-type="float" office:value="746496" calcext:value-type="float">
            <text:p>7464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005266" calcext:value-type="float">
            <text:p>0,005266</text:p>
          </table:table-cell>
          <table:table-cell table:formula="of:=2*POWER([.B44];3)" office:value-type="float" office:value="810448" calcext:value-type="float">
            <text:p>8104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0065535" calcext:value-type="float">
            <text:p>0,0065535</text:p>
          </table:table-cell>
          <table:table-cell table:formula="of:=2*POWER([.B45];3)" office:value-type="float" office:value="877952" calcext:value-type="float">
            <text:p>877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0069179" calcext:value-type="float">
            <text:p>0,0069179</text:p>
          </table:table-cell>
          <table:table-cell table:formula="of:=2*POWER([.B46];3)" office:value-type="float" office:value="949104" calcext:value-type="float">
            <text:p>949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67614" calcext:value-type="float">
            <text:p>0,0067614</text:p>
          </table:table-cell>
          <table:table-cell table:formula="of:=2*POWER([.B47];3)" office:value-type="float" office:value="1024000" calcext:value-type="float">
            <text:p>1024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0072608" calcext:value-type="float">
            <text:p>0,0072608</text:p>
          </table:table-cell>
          <table:table-cell table:formula="of:=2*POWER([.B48];3)" office:value-type="float" office:value="1102736" calcext:value-type="float">
            <text:p>11027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.007895" calcext:value-type="float">
            <text:p>0,007895</text:p>
          </table:table-cell>
          <table:table-cell table:formula="of:=2*POWER([.B49];3)" office:value-type="float" office:value="1185408" calcext:value-type="float">
            <text:p>11854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0104456" calcext:value-type="float">
            <text:p>0,0104456</text:p>
          </table:table-cell>
          <table:table-cell table:formula="of:=2*POWER([.B50];3)" office:value-type="float" office:value="1272112" calcext:value-type="float">
            <text:p>1272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.0092625" calcext:value-type="float">
            <text:p>0,0092625</text:p>
          </table:table-cell>
          <table:table-cell table:formula="of:=2*POWER([.B51];3)" office:value-type="float" office:value="1362944" calcext:value-type="float">
            <text:p>1362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099793" calcext:value-type="float">
            <text:p>0,0099793</text:p>
          </table:table-cell>
          <table:table-cell table:formula="of:=2*POWER([.B52];3)" office:value-type="float" office:value="1458000" calcext:value-type="float">
            <text:p>1458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.0106458" calcext:value-type="float">
            <text:p>0,0106458</text:p>
          </table:table-cell>
          <table:table-cell table:formula="of:=2*POWER([.B53];3)" office:value-type="float" office:value="1557376" calcext:value-type="float">
            <text:p>15573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117693" calcext:value-type="float">
            <text:p>0,0117693</text:p>
          </table:table-cell>
          <table:table-cell table:formula="of:=2*POWER([.B54];3)" office:value-type="float" office:value="1661168" calcext:value-type="float">
            <text:p>1661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0139918" calcext:value-type="float">
            <text:p>0,0139918</text:p>
          </table:table-cell>
          <table:table-cell table:formula="of:=2*POWER([.B55];3)" office:value-type="float" office:value="1769472" calcext:value-type="float">
            <text:p>1769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126875" calcext:value-type="float">
            <text:p>0,0126875</text:p>
          </table:table-cell>
          <table:table-cell table:formula="of:=2*POWER([.B56];3)" office:value-type="float" office:value="1882384" calcext:value-type="float">
            <text:p>1882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34317" calcext:value-type="float">
            <text:p>0,0134317</text:p>
          </table:table-cell>
          <table:table-cell table:formula="of:=2*POWER([.B57];3)" office:value-type="float" office:value="2000000" calcext:value-type="float">
            <text:p>20000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11:21:10.6999897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12:22.211796022</meta:creation-date>
    <dc:date>2018-09-02T13:04:43.948590374</dc:date>
    <meta:editing-duration>PT13M44S</meta:editing-duration>
    <meta:editing-cycles>3</meta:editing-cycles>
    <meta:generator>LibreOffice/5.1.6.2$Linux_X86_64 LibreOffice_project/10m0$Build-2</meta:generator>
    <meta:document-statistic meta:table-count="2" meta:cell-count="5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156cm" svg:y="0.316cm" chart:style-name="ch2">
          <text:p>Gráfica de tiempo</text:p>
        </chart:title>
        <chart:legend chart:legend-position="end" svg:x="12.643cm" svg:y="3.954cm" style:legend-expansion="high" chart:style-name="ch3"/>
        <chart:plot-area chart:style-name="ch4" table:cell-range-address="'Suma de matrices'.B8:'Suma de matrices'.C57 'Suma de matrices'.C7:'Suma de matrices'.C7 'Suma de matrices'.H7:'Suma de matrices'.H57" chart:data-source-has-labels="row" svg:x="1.33cm" svg:y="1.275cm" svg:width="10.994cm" svg:height="6.569cm">
          <chartooo:coordinate-region svg:x="2.798cm" svg:y="1.474cm" svg:width="9.246cm" svg:height="5.723cm"/>
          <chart:axis chart:dimension="x" chart:name="primary-x" chart:style-name="ch5">
            <chart:title svg:x="6.651cm" svg:y="8.024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5.106cm" chart:style-name="ch8">
              <text:p>tiempo</text:p>
            </chart:title>
            <chart:grid chart:style-name="ch7" chart:class="major"/>
          </chart:axis>
          <chart:series chart:style-name="ch9" chart:values-cell-range-address="'Suma de matrices'.C8:'Suma de matrices'.C57" chart:label-cell-address="'Suma de matrices'.C7:'Suma de matrices'.C7" chart:class="chart:scatter">
            <chart:domain table:cell-range-address="'Suma de matrices'.B8:'Suma de matrices'.B57"/>
            <chart:data-point chart:repeated="50"/>
          </chart:series>
          <chart:series chart:style-name="ch10" chart:values-cell-range-address="'Suma de matrices'.H8:'Suma de matrices'.H57" chart:label-cell-address="'Suma de matrices'.H7:'Suma de matrices'.H7" chart:class="chart:scatte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(N*N)</text:p>
                <draw:g>
                  <svg:desc>'Suma de matrices'.C7:'Suma de matrices'.C7</svg:desc>
                </draw:g>
              </table:table-cell>
              <table:table-cell office:value-type="string">
                <text:p>tiempo (N*M)</text:p>
                <draw:g>
                  <svg:desc>'Suma de matrices'.H7:'Suma de matrices'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uma de matrices'.B8:'Suma de matrices'.B57</svg:desc>
                </draw:g>
              </table:table-cell>
              <table:table-cell office:value-type="float" office:value="0.0000013">
                <text:p>0.0000013</text:p>
                <draw:g>
                  <svg:desc>'Suma de matrices'.C8:'Suma de matrices'.C57</svg:desc>
                </draw:g>
              </table:table-cell>
              <table:table-cell office:value-type="float" office:value="0.000001">
                <text:p>0.000001</text:p>
                <draw:g>
                  <svg:desc>'Suma de matrices'.H8:'Suma de matrices'.H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01">
                <text:p>0.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0014">
                <text:p>0.0000014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00016">
                <text:p>0.0000016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00021">
                <text:p>0.0000021</text:p>
              </table:table-cell>
              <table:table-cell office:value-type="float" office:value="0.0000043">
                <text:p>0.0000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000032">
                <text:p>0.0000032</text:p>
              </table:table-cell>
              <table:table-cell office:value-type="float" office:value="0.0000044">
                <text:p>0.0000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42">
                <text:p>0.0000042</text:p>
              </table:table-cell>
              <table:table-cell office:value-type="float" office:value="0.0000053">
                <text:p>0.0000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0000042">
                <text:p>0.0000042</text:p>
              </table:table-cell>
              <table:table-cell office:value-type="float" office:value="0.0000066">
                <text:p>0.0000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00046">
                <text:p>0.0000046</text:p>
              </table:table-cell>
              <table:table-cell office:value-type="float" office:value="0.0000087">
                <text:p>0.0000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000051">
                <text:p>0.000005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0000063">
                <text:p>0.0000063</text:p>
              </table:table-cell>
              <table:table-cell office:value-type="float" office:value="0.0000133">
                <text:p>0.0000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.0000074">
                <text:p>0.0000074</text:p>
              </table:table-cell>
              <table:table-cell office:value-type="float" office:value="0.0000155">
                <text:p>0.0000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.0000087">
                <text:p>0.0000087</text:p>
              </table:table-cell>
              <table:table-cell office:value-type="float" office:value="0.0000182">
                <text:p>0.0000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0.0000095">
                <text:p>0.0000095</text:p>
              </table:table-cell>
              <table:table-cell office:value-type="float" office:value="0.0000221">
                <text:p>0.0000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0000108">
                <text:p>0.0000108</text:p>
              </table:table-cell>
              <table:table-cell office:value-type="float" office:value="0.0000247">
                <text:p>0.0000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0.0000121">
                <text:p>0.0000121</text:p>
              </table:table-cell>
              <table:table-cell office:value-type="float" office:value="0.0000286">
                <text:p>0.0000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0.0000141">
                <text:p>0.0000141</text:p>
              </table:table-cell>
              <table:table-cell office:value-type="float" office:value="0.0000321">
                <text:p>0.0000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295">
                <text:p>0.0000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0.0000178">
                <text:p>0.0000178</text:p>
              </table:table-cell>
              <table:table-cell office:value-type="float" office:value="0.0000328">
                <text:p>0.0000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0.0000186">
                <text:p>0.0000186</text:p>
              </table:table-cell>
              <table:table-cell office:value-type="float" office:value="0.0000349">
                <text:p>0.00003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0.0000206">
                <text:p>0.0000206</text:p>
              </table:table-cell>
              <table:table-cell office:value-type="float" office:value="0.0000886">
                <text:p>0.00008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0.0000225">
                <text:p>0.0000225</text:p>
              </table:table-cell>
              <table:table-cell office:value-type="float" office:value="0.0000461">
                <text:p>0.0000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0.0000262">
                <text:p>0.0000262</text:p>
              </table:table-cell>
              <table:table-cell office:value-type="float" office:value="0.0000499">
                <text:p>0.0000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0.0000304">
                <text:p>0.0000304</text:p>
              </table:table-cell>
              <table:table-cell office:value-type="float" office:value="0.0000667">
                <text:p>0.0000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0000335">
                <text:p>0.0000335</text:p>
              </table:table-cell>
              <table:table-cell office:value-type="float" office:value="0.0000659">
                <text:p>0.00006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0.0000355">
                <text:p>0.0000355</text:p>
              </table:table-cell>
              <table:table-cell office:value-type="float" office:value="0.0000711">
                <text:p>0.0000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0.0000426">
                <text:p>0.0000426</text:p>
              </table:table-cell>
              <table:table-cell office:value-type="float" office:value="0.0000771">
                <text:p>0.0000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0.0000454">
                <text:p>0.0000454</text:p>
              </table:table-cell>
              <table:table-cell office:value-type="float" office:value="0.0000935">
                <text:p>0.0000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0.0000443">
                <text:p>0.0000443</text:p>
              </table:table-cell>
              <table:table-cell office:value-type="float" office:value="0.0000887">
                <text:p>0.0000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0.0000461">
                <text:p>0.0000461</text:p>
              </table:table-cell>
              <table:table-cell office:value-type="float" office:value="0.0000973">
                <text:p>0.0000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0.0000455">
                <text:p>0.0000455</text:p>
              </table:table-cell>
              <table:table-cell office:value-type="float" office:value="0.0001026">
                <text:p>0.00010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0.0000478">
                <text:p>0.0000478</text:p>
              </table:table-cell>
              <table:table-cell office:value-type="float" office:value="0.0001117">
                <text:p>0.0001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0.0000573">
                <text:p>0.0000573</text:p>
              </table:table-cell>
              <table:table-cell office:value-type="float" office:value="0.0001159">
                <text:p>0.0001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1105">
                <text:p>0.0001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0.0000635">
                <text:p>0.0000635</text:p>
              </table:table-cell>
              <table:table-cell office:value-type="float" office:value="0.0001146">
                <text:p>0.0001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0.0000672">
                <text:p>0.0000672</text:p>
              </table:table-cell>
              <table:table-cell office:value-type="float" office:value="0.0001334">
                <text:p>0.0001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0.0000719">
                <text:p>0.0000719</text:p>
              </table:table-cell>
              <table:table-cell office:value-type="float" office:value="0.0001302">
                <text:p>0.0001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0.0000753">
                <text:p>0.0000753</text:p>
              </table:table-cell>
              <table:table-cell office:value-type="float" office:value="0.0001387">
                <text:p>0.00013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0.0000862">
                <text:p>0.0000862</text:p>
              </table:table-cell>
              <table:table-cell office:value-type="float" office:value="0.0001444">
                <text:p>0.0001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1478">
                <text:p>0.00014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0.0000861">
                <text:p>0.0000861</text:p>
              </table:table-cell>
              <table:table-cell office:value-type="float" office:value="0.0001809">
                <text:p>0.0001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0.0000902">
                <text:p>0.0000902</text:p>
              </table:table-cell>
              <table:table-cell office:value-type="float" office:value="0.0002032">
                <text:p>0.0002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0.0000941">
                <text:p>0.0000941</text:p>
              </table:table-cell>
              <table:table-cell office:value-type="float" office:value="0.0002056">
                <text:p>0.0002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0.0001129">
                <text:p>0.0001129</text:p>
              </table:table-cell>
              <table:table-cell office:value-type="float" office:value="0.0001814">
                <text:p>0.00018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0.0001029">
                <text:p>0.0001029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0.0001183">
                <text:p>0.0001183</text:p>
              </table:table-cell>
              <table:table-cell office:value-type="float" office:value="0.0001811">
                <text:p>0.0001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2047">
                <text:p>0.0002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0.0001376">
                <text:p>0.0001376</text:p>
              </table:table-cell>
              <table:table-cell office:value-type="float" office:value="0.0001908">
                <text:p>0.00019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0.0001088">
                <text:p>0.0001088</text:p>
              </table:table-cell>
              <table:table-cell office:value-type="float" office:value="0.0002829">
                <text:p>0.0002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0.0001262">
                <text:p>0.0001262</text:p>
              </table:table-cell>
              <table:table-cell office:value-type="float" office:value="0.0002748">
                <text:p>0.0002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6.434cm" svg:y="0.316cm" chart:style-name="ch2">
          <text:p>Gráfica de t(N)</text:p>
        </chart:title>
        <chart:legend chart:legend-position="end" svg:x="13.332cm" svg:y="3.705cm" style:legend-expansion="high" chart:style-name="ch3"/>
        <chart:plot-area chart:style-name="ch4" table:cell-range-address="'Suma de matrices'.B8:'Suma de matrices'.B57 'Suma de matrices'.D7:'Suma de matrices'.D57 'Suma de matrices'.I7:'Suma de matrices'.J57" chart:data-source-has-labels="row" svg:x="1.33cm" svg:y="1.275cm" svg:width="11.683cm" svg:height="6.569cm">
          <chartooo:coordinate-region svg:x="2.507cm" svg:y="1.474cm" svg:width="10.226cm" svg:height="5.723cm"/>
          <chart:axis chart:dimension="x" chart:name="primary-x" chart:style-name="ch5">
            <chart:title svg:x="6.995cm" svg:y="8.024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4.881cm" chart:style-name="ch8">
              <text:p>t(N)</text:p>
            </chart:title>
            <chart:grid chart:style-name="ch7" chart:class="major"/>
          </chart:axis>
          <chart:series chart:style-name="ch9" chart:values-cell-range-address="'Suma de matrices'.D8:'Suma de matrices'.D57" chart:label-cell-address="'Suma de matrices'.D7:'Suma de matrices'.D7" chart:class="chart:scatter">
            <chart:domain table:cell-range-address="'Suma de matrices'.B8:'Suma de matrices'.B57"/>
            <chart:data-point chart:repeated="50"/>
          </chart:series>
          <chart:series chart:style-name="ch10" chart:values-cell-range-address="'Suma de matrices'.I8:'Suma de matrices'.I57" chart:label-cell-address="'Suma de matrices'.I7:'Suma de matrices'.I7" chart:class="chart:scatter">
            <chart:data-point chart:repeated="50"/>
          </chart:series>
          <chart:series chart:style-name="ch11" chart:values-cell-range-address="'Suma de matrices'.J8:'Suma de matrices'.J57" chart:label-cell-address="'Suma de matrices'.J7:'Suma de matrices'.J7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(N)</text:p>
                <draw:g>
                  <svg:desc>'Suma de matrices'.D7:'Suma de matrices'.D7</svg:desc>
                </draw:g>
              </table:table-cell>
              <table:table-cell office:value-type="string">
                <text:p>t(N) max</text:p>
                <draw:g>
                  <svg:desc>'Suma de matrices'.I7:'Suma de matrices'.I7</svg:desc>
                </draw:g>
              </table:table-cell>
              <table:table-cell office:value-type="string">
                <text:p>t(N) n*m</text:p>
                <draw:g>
                  <svg:desc>'Suma de matrices'.J7:'Suma de matrice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uma de matrices'.B8:'Suma de matrices'.B57</svg:desc>
                </draw:g>
              </table:table-cell>
              <table:table-cell office:value-type="float" office:value="4">
                <text:p>4</text:p>
                <draw:g>
                  <svg:desc>'Suma de matrices'.D8:'Suma de matrices'.D57</svg:desc>
                </draw:g>
              </table:table-cell>
              <table:table-cell office:value-type="float" office:value="16">
                <text:p>16</text:p>
                <draw:g>
                  <svg:desc>'Suma de matrices'.I8:'Suma de matrices'.I57</svg:desc>
                </draw:g>
              </table:table-cell>
              <table:table-cell office:value-type="float" office:value="8">
                <text:p>8</text:p>
                <draw:g>
                  <svg:desc>'Suma de matrices'.J8:'Suma de matrices'.J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144">
                <text:p>1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576">
                <text:p>57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6">
                <text:p>196</text:p>
              </table:table-cell>
              <table:table-cell office:value-type="float" office:value="784">
                <text:p>78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24">
                <text:p>324</text:p>
              </table:table-cell>
              <table:table-cell office:value-type="float" office:value="1296">
                <text:p>1296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484">
                <text:p>484</text:p>
              </table:table-cell>
              <table:table-cell office:value-type="float" office:value="1936">
                <text:p>193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576">
                <text:p>576</text:p>
              </table:table-cell>
              <table:table-cell office:value-type="float" office:value="2304">
                <text:p>230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676">
                <text:p>676</text:p>
              </table:table-cell>
              <table:table-cell office:value-type="float" office:value="2704">
                <text:p>2704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784">
                <text:p>784</text:p>
              </table:table-cell>
              <table:table-cell office:value-type="float" office:value="3136">
                <text:p>3136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900">
                <text:p>900</text:p>
              </table:table-cell>
              <table:table-cell office:value-type="float" office:value="3600">
                <text:p>36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1156">
                <text:p>1156</text:p>
              </table:table-cell>
              <table:table-cell office:value-type="float" office:value="4624">
                <text:p>4624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296">
                <text:p>1296</text:p>
              </table:table-cell>
              <table:table-cell office:value-type="float" office:value="5184">
                <text:p>5184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1444">
                <text:p>1444</text:p>
              </table:table-cell>
              <table:table-cell office:value-type="float" office:value="5776">
                <text:p>5776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00">
                <text:p>1600</text:p>
              </table:table-cell>
              <table:table-cell office:value-type="float" office:value="6400">
                <text:p>64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1764">
                <text:p>1764</text:p>
              </table:table-cell>
              <table:table-cell office:value-type="float" office:value="7056">
                <text:p>7056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936">
                <text:p>1936</text:p>
              </table:table-cell>
              <table:table-cell office:value-type="float" office:value="7744">
                <text:p>7744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116">
                <text:p>2116</text:p>
              </table:table-cell>
              <table:table-cell office:value-type="float" office:value="8464">
                <text:p>8464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304">
                <text:p>2304</text:p>
              </table:table-cell>
              <table:table-cell office:value-type="float" office:value="9216">
                <text:p>921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10000">
                <text:p>10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2704">
                <text:p>2704</text:p>
              </table:table-cell>
              <table:table-cell office:value-type="float" office:value="10816">
                <text:p>10816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2916">
                <text:p>2916</text:p>
              </table:table-cell>
              <table:table-cell office:value-type="float" office:value="11664">
                <text:p>11664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3136">
                <text:p>3136</text:p>
              </table:table-cell>
              <table:table-cell office:value-type="float" office:value="12544">
                <text:p>12544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3364">
                <text:p>3364</text:p>
              </table:table-cell>
              <table:table-cell office:value-type="float" office:value="13456">
                <text:p>13456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3600">
                <text:p>3600</text:p>
              </table:table-cell>
              <table:table-cell office:value-type="float" office:value="14400">
                <text:p>1440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3844">
                <text:p>3844</text:p>
              </table:table-cell>
              <table:table-cell office:value-type="float" office:value="15376">
                <text:p>15376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4096">
                <text:p>4096</text:p>
              </table:table-cell>
              <table:table-cell office:value-type="float" office:value="16384">
                <text:p>16384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4356">
                <text:p>4356</text:p>
              </table:table-cell>
              <table:table-cell office:value-type="float" office:value="17424">
                <text:p>17424</text:p>
              </table:table-cell>
              <table:table-cell office:value-type="float" office:value="8712">
                <text:p>8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4624">
                <text:p>4624</text:p>
              </table:table-cell>
              <table:table-cell office:value-type="float" office:value="18496">
                <text:p>18496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4900">
                <text:p>4900</text:p>
              </table:table-cell>
              <table:table-cell office:value-type="float" office:value="19600">
                <text:p>19600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5184">
                <text:p>5184</text:p>
              </table:table-cell>
              <table:table-cell office:value-type="float" office:value="20736">
                <text:p>20736</text:p>
              </table:table-cell>
              <table:table-cell office:value-type="float" office:value="10368">
                <text:p>10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5476">
                <text:p>5476</text:p>
              </table:table-cell>
              <table:table-cell office:value-type="float" office:value="21904">
                <text:p>21904</text:p>
              </table:table-cell>
              <table:table-cell office:value-type="float" office:value="10952">
                <text:p>10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5776">
                <text:p>5776</text:p>
              </table:table-cell>
              <table:table-cell office:value-type="float" office:value="23104">
                <text:p>23104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6084">
                <text:p>6084</text:p>
              </table:table-cell>
              <table:table-cell office:value-type="float" office:value="24336">
                <text:p>24336</text:p>
              </table:table-cell>
              <table:table-cell office:value-type="float" office:value="12168">
                <text:p>121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6400">
                <text:p>6400</text:p>
              </table:table-cell>
              <table:table-cell office:value-type="float" office:value="25600">
                <text:p>2560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6724">
                <text:p>6724</text:p>
              </table:table-cell>
              <table:table-cell office:value-type="float" office:value="26896">
                <text:p>26896</text:p>
              </table:table-cell>
              <table:table-cell office:value-type="float" office:value="13448">
                <text:p>13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7056">
                <text:p>7056</text:p>
              </table:table-cell>
              <table:table-cell office:value-type="float" office:value="28224">
                <text:p>28224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7396">
                <text:p>7396</text:p>
              </table:table-cell>
              <table:table-cell office:value-type="float" office:value="29584">
                <text:p>29584</text:p>
              </table:table-cell>
              <table:table-cell office:value-type="float" office:value="14792">
                <text:p>147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7744">
                <text:p>7744</text:p>
              </table:table-cell>
              <table:table-cell office:value-type="float" office:value="30976">
                <text:p>30976</text:p>
              </table:table-cell>
              <table:table-cell office:value-type="float" office:value="15488">
                <text:p>154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8100">
                <text:p>8100</text:p>
              </table:table-cell>
              <table:table-cell office:value-type="float" office:value="32400">
                <text:p>32400</text:p>
              </table:table-cell>
              <table:table-cell office:value-type="float" office:value="16200">
                <text:p>16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8464">
                <text:p>8464</text:p>
              </table:table-cell>
              <table:table-cell office:value-type="float" office:value="33856">
                <text:p>33856</text:p>
              </table:table-cell>
              <table:table-cell office:value-type="float" office:value="16928">
                <text:p>16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8836">
                <text:p>8836</text:p>
              </table:table-cell>
              <table:table-cell office:value-type="float" office:value="35344">
                <text:p>35344</text:p>
              </table:table-cell>
              <table:table-cell office:value-type="float" office:value="17672">
                <text:p>17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9216">
                <text:p>9216</text:p>
              </table:table-cell>
              <table:table-cell office:value-type="float" office:value="36864">
                <text:p>36864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9604">
                <text:p>9604</text:p>
              </table:table-cell>
              <table:table-cell office:value-type="float" office:value="38416">
                <text:p>38416</text:p>
              </table:table-cell>
              <table:table-cell office:value-type="float" office:value="19208">
                <text:p>19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40000">
                <text:p>40000</text:p>
              </table:table-cell>
              <table:table-cell office:value-type="float" office:value="20000">
                <text:p>2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847cm" svg:y="0.316cm" chart:style-name="ch2">
          <text:p>Gráfica de tiempo de ejecución</text:p>
        </chart:title>
        <chart:legend chart:legend-position="end" svg:x="13.622cm" svg:y="4.203cm" style:legend-expansion="high" chart:style-name="ch3"/>
        <chart:plot-area chart:style-name="ch4" table:cell-range-address="'Multiplicacion de matrices'.B7:'Multiplicacion de matrices'.C57" chart:data-source-has-labels="row" svg:x="1.33cm" svg:y="1.275cm" svg:width="11.973cm" svg:height="6.569cm">
          <chartooo:coordinate-region svg:x="2.428cm" svg:y="1.474cm" svg:width="10.596cm" svg:height="5.723cm"/>
          <chart:axis chart:dimension="x" chart:name="primary-x" chart:style-name="ch5">
            <chart:title svg:x="7.14cm" svg:y="8.024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5.106cm" chart:style-name="ch8">
              <text:p>tiempo</text:p>
            </chart:title>
            <chart:grid chart:style-name="ch7" chart:class="major"/>
          </chart:axis>
          <chart:series chart:style-name="ch9" chart:values-cell-range-address="'Multiplicacion de matrices'.C8:'Multiplicacion de matrices'.C57" chart:label-cell-address="'Multiplicacion de matrices'.C7:'Multiplicacion de matrices'.C7" chart:class="chart:scatter">
            <chart:domain table:cell-range-address="'Multiplicacion de matrices'.B8:'Multiplicacion de matrices'.B57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</text:p>
                <draw:g>
                  <svg:desc>'Multiplicacion de matrices'.C7:'Multiplicacion de matrice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ultiplicacion de matrices'.B8:'Multiplicacion de matrices'.B57</svg:desc>
                </draw:g>
              </table:table-cell>
              <table:table-cell office:value-type="float" office:value="0.0000013">
                <text:p>0.0000013</text:p>
                <draw:g>
                  <svg:desc>'Multiplicacion de matrices'.C8:'Multiplicacion de matrices'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023">
                <text:p>0.000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0049">
                <text:p>0.0000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00084">
                <text:p>0.0000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00153">
                <text:p>0.0000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000244">
                <text:p>0.0000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681">
                <text:p>0.0000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0000576">
                <text:p>0.0000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00767">
                <text:p>0.0000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001045">
                <text:p>0.0001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0001389">
                <text:p>0.00013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.0001795">
                <text:p>0.0001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.0002601">
                <text:p>0.00026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0.0003649">
                <text:p>0.0003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0004465">
                <text:p>0.0004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0.0005793">
                <text:p>0.0005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0.0006466">
                <text:p>0.0006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0007668">
                <text:p>0.00076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0.0009539">
                <text:p>0.00095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0.0011635">
                <text:p>0.0011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0.0010781">
                <text:p>0.0010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0.0012345">
                <text:p>0.0012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0.0016116">
                <text:p>0.00161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0.0015562">
                <text:p>0.0015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0016413">
                <text:p>0.0016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0.0020387">
                <text:p>0.0020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0.0020375">
                <text:p>0.0020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0.0022694">
                <text:p>0.0022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0.0030778">
                <text:p>0.0030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0.0044376">
                <text:p>0.0044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0.0043176">
                <text:p>0.0043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0.0035138">
                <text:p>0.0035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0.0050774">
                <text:p>0.0050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0.004086">
                <text:p>0.004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0.0049481">
                <text:p>0.0049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0.0050708">
                <text:p>0.00507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0.005266">
                <text:p>0.0052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0.0065535">
                <text:p>0.0065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0.0069179">
                <text:p>0.00691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0.0067614">
                <text:p>0.00676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0.0072608">
                <text:p>0.0072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0.007895">
                <text:p>0.0078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0.0104456">
                <text:p>0.01044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0.0092625">
                <text:p>0.0092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0.0099793">
                <text:p>0.0099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0.0106458">
                <text:p>0.0106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0.0117693">
                <text:p>0.0117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0.0139918">
                <text:p>0.0139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0.0126875">
                <text:p>0.0126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0.0134317">
                <text:p>0.01343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434cm" svg:y="0.316cm" chart:style-name="ch2">
          <text:p>Gráfica de t(N)</text:p>
        </chart:title>
        <chart:legend chart:legend-position="end" svg:x="14.098cm" svg:y="4.204cm" style:legend-expansion="high" chart:style-name="ch3"/>
        <chart:plot-area chart:style-name="ch4" table:cell-range-address="'Multiplicacion de matrices'.B7:'Multiplicacion de matrices'.B57 'Multiplicacion de matrices'.D7:'Multiplicacion de matrices'.D57" chart:data-source-has-labels="row" svg:x="1.33cm" svg:y="1.275cm" svg:width="12.449cm" svg:height="6.57cm">
          <chartooo:coordinate-region svg:x="2.877cm" svg:y="1.474cm" svg:width="10.622cm" svg:height="5.724cm"/>
          <chart:axis chart:dimension="x" chart:name="primary-x" chart:style-name="ch5">
            <chart:title svg:x="7.378cm" svg:y="8.025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4.882cm" chart:style-name="ch8">
              <text:p>t(N)</text:p>
            </chart:title>
            <chart:grid chart:style-name="ch7" chart:class="major"/>
          </chart:axis>
          <chart:series chart:style-name="ch9" chart:values-cell-range-address="'Multiplicacion de matrices'.D8:'Multiplicacion de matrices'.D57" chart:label-cell-address="'Multiplicacion de matrices'.D7:'Multiplicacion de matrices'.D7" chart:class="chart:scatter">
            <chart:domain table:cell-range-address="'Multiplicacion de matrices'.B8:'Multiplicacion de matrices'.B57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(N)</text:p>
                <draw:g>
                  <svg:desc>'Multiplicacion de matrices'.D7:'Multiplicacion de matrice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ultiplicacion de matrices'.B8:'Multiplicacion de matrices'.B57</svg:desc>
                </draw:g>
              </table:table-cell>
              <table:table-cell office:value-type="float" office:value="16">
                <text:p>16</text:p>
                <draw:g>
                  <svg:desc>'Multiplicacion de matrices'.D8:'Multiplicacion de matrices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488">
                <text:p>5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1296">
                <text:p>21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7648">
                <text:p>27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5152">
                <text:p>35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43904">
                <text:p>43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54000">
                <text:p>54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78608">
                <text:p>78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93312">
                <text:p>93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109744">
                <text:p>109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148176">
                <text:p>148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70368">
                <text:p>1703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194672">
                <text:p>194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21184">
                <text:p>221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281216">
                <text:p>281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314928">
                <text:p>314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351232">
                <text:p>351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390224">
                <text:p>390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432000">
                <text:p>432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476656">
                <text:p>476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574992">
                <text:p>5749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628864">
                <text:p>628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686000">
                <text:p>686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746496">
                <text:p>746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810448">
                <text:p>8104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877952">
                <text:p>8779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949104">
                <text:p>949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024000">
                <text:p>1024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1102736">
                <text:p>11027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1185408">
                <text:p>1185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1272112">
                <text:p>12721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1362944">
                <text:p>1362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1458000">
                <text:p>1458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1557376">
                <text:p>15573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1661168">
                <text:p>16611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1769472">
                <text:p>17694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1882384">
                <text:p>18823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0000">
                <text:p>2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